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uce Code Powerline" svg:font-family="'Sauce Code Powerline'" style:font-pitch="fixed"/>
    <style:font-face style:name="URW Gothic" svg:font-family="'URW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ccff" draw:textarea-horizontal-align="justify" draw:textarea-vertical-align="middle" draw:auto-grow-height="false" fo:min-height="11.75cm" fo:min-width="0.222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0.766cm" fo:min-width="3.31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0.356cm" fo:min-width="2.818cm"/>
    </style:style>
    <style:style style:name="gr4" style:family="graphic" style:parent-style-name="standard">
      <style:graphic-properties draw:stroke="none" draw:fill="solid" draw:fill-color="#ccffcc" draw:textarea-horizontal-align="justify" draw:textarea-vertical-align="middle" draw:auto-grow-height="false" fo:min-height="0.766cm" fo:min-width="3.31cm"/>
    </style:style>
    <style:style style:name="gr5" style:family="graphic" style:parent-style-name="standard">
      <style:graphic-properties draw:stroke="none" draw:fill="solid" draw:fill-color="#ccffcc" draw:textarea-horizontal-align="justify" draw:textarea-vertical-align="middle" draw:auto-grow-height="false" fo:min-height="2.525cm" fo:min-width="3.31cm"/>
    </style:style>
    <style:style style:name="gr6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431cm" fo:min-width="12.327cm"/>
    </style:style>
    <style:style style:name="gr7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544cm" fo:min-width="12.327cm"/>
    </style:style>
    <style:style style:name="gr8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741cm" fo:min-width="11.692cm"/>
    </style:style>
    <style:style style:name="gr9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893cm" fo:min-width="9.914cm"/>
    </style:style>
    <style:style style:name="gr10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544cm" fo:min-width="11.946cm"/>
    </style:style>
    <style:style style:name="gr11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505cm" fo:min-width="4.961cm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style:paragraph-properties fo:text-align="center"/>
      <style:text-properties style:font-name="Sauce Code Powerline"/>
    </style:style>
    <style:style style:name="P3" style:family="paragraph">
      <loext:graphic-properties draw:fill-color="#dddddd"/>
      <style:paragraph-properties fo:text-align="center"/>
      <style:text-properties style:font-name="Sauce Code Powerline"/>
    </style:style>
    <style:style style:name="P4" style:family="paragraph">
      <style:paragraph-properties fo:text-align="center"/>
      <style:text-properties style:font-name="Sauce Code Powerline" fo:font-size="10pt" style:font-size-asian="10pt" style:font-size-complex="10pt"/>
    </style:style>
    <style:style style:name="P5" style:family="paragraph">
      <loext:graphic-properties draw:fill-color="#dddddd"/>
      <style:paragraph-properties fo:text-align="center"/>
      <style:text-properties style:font-name="Sauce Code Powerline" fo:font-size="10pt" style:font-size-asian="10pt" style:font-size-complex="10pt"/>
    </style:style>
    <style:style style:name="P6" style:family="paragraph">
      <loext:graphic-properties draw:fill="solid" draw:fill-color="#ccffcc"/>
      <style:paragraph-properties fo:text-align="center"/>
      <style:text-properties style:font-name="Sauce Code Powerline"/>
    </style:style>
    <style:style style:name="P7" style:family="paragraph">
      <style:paragraph-properties fo:text-align="start"/>
      <style:text-properties style:font-name="Sauce Code Powerline" fo:font-size="12pt" style:font-size-asian="12pt" style:font-size-complex="12pt"/>
    </style:style>
    <style:style style:name="P8" style:family="paragraph">
      <loext:graphic-properties draw:fill="none" draw:fill-color="#dddddd"/>
      <style:paragraph-properties fo:text-align="start"/>
      <style:text-properties style:font-name="Sauce Code Powerline" fo:font-size="12pt" style:font-size-asian="12pt" style:font-size-complex="12pt"/>
    </style:style>
    <style:style style:name="P9" style:family="paragraph">
      <style:paragraph-properties fo:text-align="start"/>
      <style:text-properties style:font-name="Sauce Code Powerline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dddddd"/>
      <style:paragraph-properties fo:text-align="start"/>
      <style:text-properties style:font-name="Sauce Code Powerline"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start"/>
      <style:text-properties style:font-name="Sauce Code Powerline" fo:font-size="10pt" style:font-size-asian="10pt" style:font-size-complex="10pt"/>
    </style:style>
    <style:style style:name="P12" style:family="paragraph">
      <loext:graphic-properties draw:fill="none" draw:fill-color="#dddddd"/>
      <style:paragraph-properties fo:text-align="start"/>
      <style:text-properties style:font-name="Sauce Code Powerline" fo:font-size="10pt" style:font-size-asian="10pt" style:font-size-complex="10pt"/>
    </style:style>
    <style:style style:name="T1" style:family="text">
      <style:text-properties style:font-name="Sauce Code Powerline"/>
    </style:style>
    <style:style style:name="T2" style:family="text">
      <style:text-properties style:font-name="Sauce Code Powerline" fo:font-size="10pt" style:font-size-asian="10pt" style:font-size-complex="10pt"/>
    </style:style>
    <style:style style:name="T3" style:family="text">
      <style:text-properties style:font-name="Sauce Code Powerline" fo:font-size="12pt" style:font-size-asian="12pt" style:font-size-complex="12pt"/>
    </style:style>
    <style:style style:name="T4" style:family="text">
      <style:text-properties style:font-name="Sauce Code Powerline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Sauce Code Powerlin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2.446cm" svg:x="1.621cm" svg:y="1.37cm">
          <text:p/>
          <draw:enhanced-geometry svg:viewBox="0 0 21600 21600" draw:text-areas="?f0 0 ?f2 ?f5" draw:mirror-horizontal="false" draw:mirror-vertical="false" draw:type="down-arrow" draw:modifiers="20101.0711343038 5222.31759656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3.81cm" svg:height="1.016cm" svg:x="0.478cm" svg:y="2.132cm">
          <text:p text:style-name="P2"><text:span text:style-name="T1">ynh-bui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016cm" svg:x="0.478cm" svg:y="4.132cm">
          <text:p text:style-name="P2"><text:span text:style-name="T1">build_de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18cm" svg:height="0.606cm" svg:x="1.478cm" svg:y="5.442cm">
          <text:p text:style-name="P4"><text:span text:style-name="T2">Build sourc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18cm" svg:height="0.606cm" svg:x="1.478cm" svg:y="6.542cm">
          <text:p text:style-name="P4"><text:span text:style-name="T2">Push sourc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016cm" svg:x="0.478cm" svg:y="8.132cm">
          <text:p text:style-name="P2"><text:span text:style-name="T1">rebuild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18cm" svg:height="0.606cm" svg:x="1.478cm" svg:y="9.542cm">
          <text:p text:style-name="P4"><text:span text:style-name="T2">Get sourc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18cm" svg:height="0.606cm" svg:x="1.478cm" svg:y="10.642cm">
          <text:p text:style-name="P4"><text:span text:style-name="T2">Build binari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18cm" svg:height="0.606cm" svg:x="1.478cm" svg:y="11.742cm">
          <text:p text:style-name="P4"><text:span text:style-name="T2">Push bin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016cm" svg:x="0.478cm" svg:y="0.354cm">
          <text:p text:style-name="P2"><text:span text:style-name="T1">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2.775cm" svg:x="0.478cm" svg:y="13.854cm">
          <text:p text:style-name="P2"><text:span text:style-name="T1">available</text:span></text:p>
          <text:p text:style-name="P2"><text:span text:style-name="T1">debian</text:span></text:p>
          <text:p text:style-name="P2"><text:span text:style-name="T1">package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2.827cm" svg:height="0.681cm" svg:x="4.923cm" svg:y="1.705cm">
          <text:p text:style-name="P7"><text:span text:style-name="T3">$ ./ynh-build yunohost testing jessie 2.7.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2.827cm" svg:height="0.794cm" svg:x="4.923cm" svg:y="4.205cm">
          <text:p text:style-name="P7"><text:span text:style-name="T3">$ ./build_deb -d testing -c jessie ./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0.991cm" svg:x="5.558cm" svg:y="5.205cm">
          <text:p text:style-name="P9"><text:span text:style-name="T4">Use pbuilder to build sources (in a chroot?)</text:span></text:p>
          <text:p text:style-name="P9"><text:span text:style-name="T4">(it uses </text:span><text:span text:style-name="T5">scripts/pbuilder/build-sources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0.991cm" svg:x="5.558cm" svg:y="6.305cm">
          <text:p text:style-name="P9"><text:span text:style-name="T4">Push the sources to the repo (using reprepo)</text:span></text:p>
          <text:p text:style-name="P9"><text:span text:style-name="T4">(see </text:span><text:span text:style-name="T5">scripts/repo/include-changes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0.414cm" svg:height="1.143cm" svg:x="5.685cm" svg:y="2.459cm">
          <text:p text:style-name="P11"><text:span text:style-name="T4"># Pull the appropriate branch, move it to a tmp </text:span></text:p>
          <text:p text:style-name="P11"><text:span text:style-name="T4">folder, then call build_de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446cm" svg:height="0.794cm" svg:x="5.304cm" svg:y="8.005cm">
          <text:p text:style-name="P7"><text:span text:style-name="T3">Grabs the new build job (magic?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0.991cm" svg:x="5.558cm" svg:y="9.305cm">
          <text:p text:style-name="P9"><text:span text:style-name="T4">Get the sources from the repo using apt</text:span></text:p>
          <text:p text:style-name="P9"><text:span text:style-name="T4">(see </text:span><text:span text:style-name="T5">scripts/rebuildd/get-sources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461cm" svg:height="0.755cm" svg:x="5.304cm" svg:y="8.516cm">
          <text:p text:style-name="P11"><text:span text:style-name="T4">(see also /etc/rebuild/rebuilddrc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0.991cm" svg:x="5.558cm" svg:y="10.405cm">
          <text:p text:style-name="P9"><text:span text:style-name="T4">Use pbuilder to build the binaries (in a chroot?)</text:span></text:p>
          <text:p text:style-name="P9"><text:span text:style-name="T4">(see </text:span><text:span text:style-name="T5">scripts/rebuildd/build-binaries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0.991cm" svg:x="5.558cm" svg:y="11.505cm">
          <text:p text:style-name="P9"><text:span text:style-name="T4">Push the binaries to the repo (using reprepro)</text:span></text:p>
          <text:p text:style-name="P9"><text:span text:style-name="T4">(see </text:span><text:span text:style-name="T5">scripts/rebuildd/upload-binaries</text:span><text:span text:style-name="T4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uce Code Powerline" svg:font-family="'Sauce Code Powerline'" style:font-pitch="fixed"/>
    <style:font-face style:name="URW Gothic" svg:font-family="'URW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1T17:40:53.525630298</meta:creation-date>
    <dc:date>2017-09-01T18:38:16.652095976</dc:date>
    <meta:editing-duration>PT15M2S</meta:editing-duration>
    <meta:editing-cycles>2</meta:editing-cycles>
    <meta:generator>LibreOffice/5.2.7.2$Linux_X86_64 LibreOffice_project/20m0$Build-2</meta:generator>
    <meta:document-statistic meta:object-count="21"/>
  </office:meta>
</office:document-meta>
</file>